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1000000" calcext:value-type="float">
            <text:p>100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359259259259259" calcext:value-type="float">
            <text:p>0.359259259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0.1" calcext:value-type="float">
            <text:p>0.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5" calcext:value-type="float">
            <text:p>0.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333333333333333" calcext:value-type="float">
            <text:p>0.3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277777777777778" calcext:value-type="float">
            <text:p>0.002777777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0.959259259259259" calcext:value-type="float">
            <text:p>0.9592592593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0.959259259259259" calcext:value-type="float">
            <text:p>0.9592592593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625" calcext:value-type="float">
            <text:p>0.62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69974180911681" calcext:value-type="float">
            <text:p>0.4699741809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16666666666667" calcext:value-type="float">
            <text:p>0.4166666667</text:p>
          </table:table-cell>
          <table:table-cell table:formula="of:=100*[.H14]/[.H$18]" office:value-type="float" office:value="88.6573525929434" calcext:value-type="float">
            <text:p>88.65735259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434027777777778" calcext:value-type="float">
            <text:p>0.0043402778</text:p>
          </table:table-cell>
          <table:table-cell table:formula="of:=100*[.H15]/[.H$18]" office:value-type="float" office:value="0.923514089509827" calcext:value-type="float">
            <text:p>0.92351408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489672364672365" calcext:value-type="float">
            <text:p>0.0489672365</text:p>
          </table:table-cell>
          <table:table-cell table:formula="of:=100*[.H16]/[.H$18]" office:value-type="float" office:value="10.4191333175468" calcext:value-type="float">
            <text:p>10.4191333175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69974180911681" calcext:value-type="float">
            <text:p>0.469974180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00:00:03.055545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1-26T11:11:12.272630339</dc:date>
    <dc:creator>Antoine Albertelli</dc:creator>
    <meta:editing-duration>PT3H29M38S</meta:editing-duration>
    <meta:editing-cycles>26</meta:editing-cycles>
    <meta:generator>LibreOffice/4.1.3.2$Linux_X86_64 LibreOffice_project/410m0$Build-2</meta:generator>
    <meta:document-statistic meta:table-count="2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6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333333333333333">
                <text:p>0.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16666666666667">
                <text:p>0.416666666666667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434027777777778">
                <text:p>0.00434027777777778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489672364672365">
                <text:p>0.048967236467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